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5cm" svg:height="1cm" svg:x="8cm" svg:y="2cm">
          <draw:text-box>
            <text:p>Handwritten text</text:p>
          </draw:text-box>
        </draw:frame>
        <draw:frame draw:style-name="gr1" draw:layer="layout" svg:width="7.5cm" svg:height="1cm" svg:x="8cm" svg:y="4.5cm">
          <draw:text-box>
            <text:p>Character segmentation</text:p>
          </draw:text-box>
        </draw:frame>
        <draw:frame draw:style-name="gr1" draw:layer="layout" svg:width="5cm" svg:height="1cm" svg:x="7.5cm" svg:y="8cm">
          <draw:text-box>
            <text:p>Preprocessing</text:p>
          </draw:text-box>
        </draw:frame>
        <draw:frame draw:style-name="gr2" draw:layer="layout" svg:width="5.785cm" svg:height="0.963cm" svg:x="8cm" svg:y="10.5cm">
          <draw:text-box>
            <text:p>Pattern description</text:p>
          </draw:text-box>
        </draw:frame>
        <draw:frame draw:style-name="gr3" draw:layer="layout" svg:width="6.5cm" svg:height="1.25cm" svg:x="9cm" svg:y="13.5cm">
          <draw:text-box>
            <text:p>Coarse classification</text:p>
          </draw:text-box>
        </draw:frame>
        <draw:frame draw:style-name="gr1" draw:layer="layout" svg:width="6cm" svg:height="1cm" svg:x="6.5cm" svg:y="16cm">
          <draw:text-box>
            <text:p>Fine classification</text:p>
          </draw:text-box>
        </draw:frame>
        <draw:frame draw:style-name="gr2" draw:layer="layout" svg:width="6.763cm" svg:height="0.963cm" svg:x="7.5cm" svg:y="19.5cm">
          <draw:text-box>
            <text:p>Contextual processing</text:p>
          </draw:text-box>
        </draw:frame>
        <draw:frame draw:style-name="gr1" draw:layer="layout" svg:width="5.5cm" svg:height="1cm" svg:x="6.5cm" svg:y="23cm">
          <draw:text-box>
            <text:p>Character cod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ven B. Poggel</meta:initial-creator>
    <meta:creation-date>2009-12-19T11:51:05.57</meta:creation-date>
    <dc:date>2009-12-19T11:57:41.51</dc:date>
    <dc:creator>Steven B. Poggel</dc:creator>
    <meta:editing-duration>PT00H06M38S</meta:editing-duration>
    <meta:editing-cycles>1</meta:editing-cycles>
    <meta:document-statistic meta:object-count="8"/>
    <meta:generator>OpenOffice.org/3.1$Win32 OpenOffice.org_project/310m19$Build-9420</meta:generator>
  </office:meta>
</office:document-meta>
</file>